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Padrão_5f_1">
      <style:graphic-properties svg:stroke-color="#00a65d" draw:fill-color="#add58a" draw:textarea-horizontal-align="justify" draw:textarea-vertical-align="middle" draw:auto-grow-height="false" fo:min-height="0.625cm" fo:min-width="2.9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7.35cm" fo:min-width="10.7cm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2.3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4.9cm"/>
    </style:style>
    <style:style style:name="gr8" style:family="graphic" style:parent-style-name="Padrão_5f_1">
      <style:graphic-properties svg:stroke-color="#00a65d" draw:fill-color="#add58a" draw:textarea-horizontal-align="justify" draw:textarea-vertical-align="middle" draw:auto-grow-height="false" fo:min-height="0.625cm" fo:min-width="0.901cm"/>
    </style:style>
    <style:style style:name="gr9" style:family="graphic" style:parent-style-name="Padrão_5f_1">
      <style:graphic-properties svg:stroke-color="#00a65d" draw:fill-color="#add58a" draw:textarea-horizontal-align="justify" draw:textarea-vertical-align="middle" draw:auto-grow-height="false" fo:min-height="3.375cm" fo:min-width="2.901cm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5.3cm"/>
    </style:style>
    <style:style style:name="gr11" style:family="graphic" style:parent-style-name="Padrão_5f_1">
      <style:graphic-properties svg:stroke-color="#00a65d" draw:fill-color="#add58a" draw:textarea-horizontal-align="justify" draw:textarea-vertical-align="middle" draw:auto-grow-height="false" fo:min-height="2.25cm" fo:min-width="5.2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14" style:family="graphic" style:parent-style-name="standard" style:list-style-name="L1">
      <style:graphic-properties svg:stroke-color="#808080" draw:fill-color="#eeeeee" draw:textarea-horizontal-align="justify" draw:textarea-vertical-align="middle" draw:auto-grow-height="false" fo:min-height="1.736cm" fo:min-width="4.686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99cm"/>
    </style:style>
    <style:style style:name="gr17" style:family="graphic" style:parent-style-name="standard">
      <style:graphic-properties svg:stroke-width="0.035cm" svg:stroke-color="#21409a" draw:marker-start-width="0.252cm" draw:marker-end-width="0.252cm" draw:fill="none" draw:textarea-horizontal-align="justify" draw:textarea-vertical-align="middle" draw:auto-grow-height="false" fo:min-height="1.75cm" fo:min-width="5.9cm" fo:padding-top="0.142cm" fo:padding-bottom="0.142cm" fo:padding-left="0.267cm" fo:padding-right="0.267cm"/>
    </style:style>
    <style:style style:name="gr18" style:family="graphic" style:parent-style-name="standard">
      <style:graphic-properties draw:textarea-horizontal-align="justify" draw:textarea-vertical-align="middle" draw:auto-grow-height="false" fo:min-height="0.05cm" fo:min-width="0.375cm"/>
    </style:style>
    <style:style style:name="gr19" style:family="graphic" style:parent-style-name="standard">
      <style:graphic-properties svg:stroke-width="0.035cm" svg:stroke-color="#21409a" draw:marker-start-width="0.252cm" draw:marker-end-width="0.252cm" draw:fill="none" draw:textarea-horizontal-align="justify" draw:textarea-vertical-align="middle" draw:auto-grow-height="false" fo:min-height="1.75cm" fo:min-width="6.9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21409a" draw:marker-start-width="0.252cm" draw:marker-end-width="0.252cm" draw:fill="none" draw:textarea-horizontal-align="justify" draw:textarea-vertical-align="middle" draw:auto-grow-height="false" fo:min-height="1.75cm" fo:min-width="7.2cm" fo:padding-top="0.142cm" fo:padding-bottom="0.142cm" fo:padding-left="0.267cm" fo:padding-right="0.267cm"/>
    </style:style>
    <style:style style:name="gr21" style:family="graphic" style:parent-style-name="standard" style:list-style-name="L2">
      <style:graphic-properties svg:stroke-width="0.035cm" svg:stroke-color="#ef413d" draw:marker-start-width="0.252cm" draw:marker-end-width="0.252cm" draw:fill="none" draw:textarea-horizontal-align="justify" draw:textarea-vertical-align="middle" draw:auto-grow-height="false" fo:min-height="1.416cm" fo:min-width="5.266cm" fo:padding-top="0.142cm" fo:padding-bottom="0.142cm" fo:padding-left="0.267cm" fo:padding-right="0.267cm" fo:wrap-option="no-wrap"/>
    </style:style>
    <style:style style:name="gr22" style:family="graphic" style:parent-style-name="standard" style:list-style-name="L3">
      <style:graphic-properties svg:stroke-width="0.035cm" svg:stroke-color="#ef413d" draw:marker-start-width="0.252cm" draw:marker-end-width="0.252cm" draw:fill="none" draw:textarea-horizontal-align="justify" draw:textarea-vertical-align="middle" draw:auto-grow-height="false" fo:min-height="2.316cm" fo:min-width="6.066cm" fo:padding-top="0.142cm" fo:padding-bottom="0.142cm" fo:padding-left="0.267cm" fo:padding-right="0.267cm" fo:wrap-option="no-wrap"/>
    </style:style>
    <style:style style:name="gr23" style:family="graphic" style:parent-style-name="standard" style:list-style-name="L3">
      <style:graphic-properties svg:stroke-width="0.035cm" svg:stroke-color="#ef413d" draw:marker-start-width="0.252cm" draw:marker-end-width="0.252cm" draw:fill="none" draw:textarea-horizontal-align="justify" draw:textarea-vertical-align="middle" draw:auto-grow-height="false" fo:min-height="1.916cm" fo:min-width="6.066cm" fo:padding-top="0.142cm" fo:padding-bottom="0.142cm" fo:padding-left="0.267cm" fo:padding-right="0.267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25" style:family="graphic" style:parent-style-name="standard">
      <style:graphic-properties draw:textarea-horizontal-align="justify" draw:textarea-vertical-align="middle" draw:auto-grow-height="false" fo:min-height="1.35cm" fo:min-width="4.3cm"/>
    </style:style>
    <style:style style:name="gr26" style:family="graphic" style:parent-style-name="standard">
      <style:graphic-properties draw:textarea-horizontal-align="justify" draw:textarea-vertical-align="middle" draw:auto-grow-height="false" fo:min-height="1.35cm" fo:min-width="3cm"/>
    </style:style>
    <style:style style:name="gr27" style:family="graphic" style:parent-style-name="Padrão_5f_1">
      <style:graphic-properties svg:stroke-color="#00a65d" draw:fill-color="#add58a" draw:textarea-horizontal-align="justify" draw:textarea-vertical-align="middle" draw:auto-grow-height="false" fo:min-height="0.564cm" fo:min-width="1.3cm"/>
    </style:style>
    <style:style style:name="gr28" style:family="graphic" style:parent-style-name="standard" style:list-style-name="L3">
      <style:graphic-properties svg:stroke-color="#c3bedd" draw:fill-color="#c3bedd" draw:textarea-horizontal-align="justify" draw:textarea-vertical-align="middle" draw:auto-grow-height="false" fo:min-height="2.749cm" fo:min-width="2.499cm" fo:wrap-option="no-wrap"/>
    </style:style>
    <style:style style:name="gr29" style:family="graphic" style:parent-style-name="standard" style:list-style-name="L3">
      <style:graphic-properties svg:stroke-color="#c3bedd" draw:fill-color="#c3bedd" draw:textarea-horizontal-align="justify" draw:textarea-vertical-align="middle" draw:auto-grow-height="false" fo:min-height="1.249cm" fo:min-width="2.499cm" fo:wrap-option="no-wrap"/>
    </style:style>
    <style:style style:name="gr30" style:family="graphic" style:parent-style-name="standard" style:list-style-name="L3">
      <style:graphic-properties svg:stroke-color="#c3bedd" draw:fill-color="#c3bedd" draw:textarea-horizontal-align="justify" draw:textarea-vertical-align="middle" draw:auto-grow-height="false" fo:min-height="1.15cm" fo:min-width="2.499cm" fo:wrap-option="no-wrap"/>
    </style:style>
    <style:style style:name="gr31" style:family="graphic" style:parent-style-name="standard" style:list-style-name="L3">
      <style:graphic-properties svg:stroke-color="#c3bedd" draw:fill-color="#c3bedd" draw:textarea-horizontal-align="justify" draw:textarea-vertical-align="middle" draw:auto-grow-height="false" fo:min-height="1.35cm" fo:min-width="3.299cm" fo:wrap-option="no-wrap"/>
    </style:style>
    <style:style style:name="gr32" style:family="graphic" style:parent-style-name="standard" style:list-style-name="L3">
      <style:graphic-properties svg:stroke-color="#c3bedd" draw:fill-color="#c3bedd" draw:textarea-horizontal-align="justify" draw:textarea-vertical-align="middle" draw:auto-grow-height="false" fo:min-height="3.548cm" fo:min-width="2.499cm" fo:wrap-option="no-wrap"/>
    </style:style>
    <style:style style:name="gr33" style:family="graphic" style:parent-style-name="standard">
      <style:graphic-properties svg:stroke-color="#eeeeee" draw:fill-color="#eeeeee" draw:textarea-horizontal-align="justify" draw:textarea-vertical-align="middle" draw:auto-grow-height="false" fo:min-height="6.428cm" fo:min-width="6.978cm"/>
    </style:style>
    <style:style style:name="gr34" style:family="graphic" style:parent-style-name="standard">
      <style:graphic-properties svg:stroke-color="#c3bedd" draw:fill-color="#c3bedd" draw:textarea-horizontal-align="justify" draw:textarea-vertical-align="middle" draw:auto-grow-height="false" fo:min-height="1.25cm" fo:min-width="2.049cm" fo:wrap-option="no-wrap"/>
    </style:style>
    <style:style style:name="gr35" style:family="graphic" style:parent-style-name="Padrão_5f_1">
      <style:graphic-properties svg:stroke-color="#00a65d" draw:fill-color="#add58a" draw:textarea-horizontal-align="justify" draw:textarea-vertical-align="middle" draw:auto-grow-height="false" fo:min-height="0.564cm" fo:min-width="1.3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add58a"/>
      <style:paragraph-properties fo:text-align="center"/>
      <style:text-properties style:font-name="Ubuntu"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font-name="Ubuntu"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add58a"/>
      <style:paragraph-properties fo:text-align="center"/>
      <style:text-properties style:font-name="Ubuntu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Ubuntu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P11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margin-left="0cm" fo:margin-right="0.2cm" fo:margin-top="0cm" fo:margin-bottom="0cm" fo:line-height="100%" fo:text-align="start" fo:text-indent="0cm"/>
    </style:style>
    <style:style style:name="P13" style:family="paragraph">
      <loext:graphic-properties draw:fill="none"/>
      <style:paragraph-properties fo:margin-left="0cm" fo:margin-right="0.2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/>
      <style:text-properties style:font-name="Ubuntu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-color="#c3bedd"/>
      <style:paragraph-properties fo:text-align="start"/>
      <style:text-properties style:font-name="Ubuntu" fo:font-size="10pt" style:font-size-asian="10pt" style:font-size-complex="10pt"/>
    </style:style>
    <style:style style:name="P20" style:family="paragraph">
      <loext:graphic-properties draw:fill-color="#c3bedd"/>
      <style:paragraph-properties fo:text-align="center"/>
      <style:text-properties style:font-name="Ubuntu" fo:font-size="10pt" style:font-size-asian="10pt" style:font-size-complex="10pt"/>
    </style:style>
    <style:style style:name="P21" style:family="paragraph">
      <loext:graphic-properties draw:fill-color="#eeeeee"/>
      <style:paragraph-properties fo:text-align="center"/>
      <style:text-properties style:font-name="Ubuntu" fo:font-size="10pt" style:font-size-asian="10pt" style:font-size-complex="10pt"/>
    </style:style>
    <style:style style:name="T1" style:family="text">
      <style:text-properties style:font-name="Ubuntu" fo:font-size="16pt" style:font-size-asian="16pt" style:font-size-complex="16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9pt" style:font-size-asian="9pt" style:font-size-complex="9pt"/>
    </style:style>
    <style:style style:name="T4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2" draw:text-style-name="P3" xml:id="id1" draw:id="id1" draw:layer="layout" svg:width="3.4cm" svg:height="1.4cm" svg:x="1cm" svg:y="1.844cm">
          <text:p text:style-name="P2"><text:span text:style-name="T1">Unipro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4.4cm" svg:y1="2.544cm" svg:x2="10.2cm" svg:y2="2.6cm" draw:start-shape="id1" draw:start-glue-point="8" draw:end-shape="id2" draw:end-glue-point="3" svg:d="M4400 2544h2901v56h2899" svg:viewBox="0 0 5801 57">
          <text:p/>
        </draw:connector>
        <draw:custom-shape draw:style-name="gr2" draw:text-style-name="P3" xml:id="id3" draw:id="id3" draw:layer="layout" svg:width="3.4cm" svg:height="1.4cm" svg:x="0.8cm" svg:y="6.1cm">
          <text:p text:style-name="P2"><text:span text:style-name="T1">Sequenci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11.2cm" svg:height="7.6cm" svg:x="9.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8cm" svg:height="1.6cm" svg:x="10.2cm" svg:y="1.8cm">
          <text:p text:style-name="P2"><text:span text:style-name="T1">mafft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5" draw:id="id5" draw:layer="layout" svg:width="3.4cm" svg:height="1.6cm" svg:x="16.8cm" svg:y="1.7cm">
          <text:p text:style-name="P2"><text:span text:style-name="T1">hmmbuil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4cm" svg:height="1.6cm" svg:x="16.8cm" svg:y="6cm">
          <text:p text:style-name="P2"><text:span text:style-name="T1">hmmsearch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4.2cm" svg:y1="6.8cm" svg:x2="16.8cm" svg:y2="6.8cm" draw:start-shape="id3" draw:start-glue-point="8" draw:end-shape="id4" svg:d="M4200 6800h12600" svg:viewBox="0 0 12601 1">
          <text:p/>
        </draw:connector>
        <draw:connector draw:style-name="gr3" draw:text-style-name="P4" draw:layer="layout" svg:x1="13cm" svg:y1="2.6cm" svg:x2="16.8cm" svg:y2="2.5cm" draw:start-shape="id2" draw:start-glue-point="1" draw:end-shape="id5" draw:end-glue-point="3" svg:d="M13000 2600h1900v-100h1900" svg:viewBox="0 0 3801 101">
          <text:p/>
        </draw:connector>
        <draw:connector draw:style-name="gr3" draw:text-style-name="P4" draw:layer="layout" svg:x1="18.5cm" svg:y1="3.3cm" svg:x2="18.5cm" svg:y2="6cm" draw:start-shape="id5" draw:start-glue-point="2" draw:end-shape="id4" draw:end-glue-point="0" svg:d="M18500 3300v2700" svg:viewBox="0 0 1 2701">
          <text:p/>
        </draw:connector>
        <draw:custom-shape draw:style-name="gr6" draw:text-style-name="P5" xml:id="id6" draw:id="id6" draw:layer="layout" svg:width="3.4cm" svg:height="1.6cm" svg:x="23.3cm" svg:y="6cm">
          <text:p text:style-name="P2"><text:span text:style-name="T1">maff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0.2cm" svg:y1="6.8cm" svg:x2="23.3cm" svg:y2="6.8cm" draw:start-shape="id4" draw:start-glue-point="1" draw:end-shape="id6" draw:end-glue-point="3" svg:d="M20200 6800h3100" svg:viewBox="0 0 3101 1">
          <text:p/>
        </draw:connector>
        <draw:custom-shape draw:style-name="gr7" draw:text-style-name="P5" xml:id="id7" draw:id="id7" draw:layer="layout" svg:width="5.4cm" svg:height="1.6cm" svg:x="22.3cm" svg:y="10.6cm">
          <text:p text:style-name="P2"><text:span text:style-name="T1">modelGenerato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5cm" svg:y1="7.6cm" svg:x2="25cm" svg:y2="10.6cm" draw:start-shape="id6" draw:start-glue-point="2" draw:end-shape="id7" svg:d="M25000 7600v3000" svg:viewBox="0 0 1 3001">
          <text:p/>
        </draw:connector>
        <draw:custom-shape draw:style-name="gr7" draw:text-style-name="P5" xml:id="id8" draw:id="id8" draw:layer="layout" svg:width="5.4cm" svg:height="1.6cm" svg:x="13.2cm" svg:y="10.6cm">
          <text:p text:style-name="P2"><text:span text:style-name="T1">raxm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2.3cm" svg:y1="11.4cm" svg:x2="18.6cm" svg:y2="11.4cm" draw:start-shape="id7" draw:start-glue-point="3" draw:end-shape="id8" draw:end-glue-point="1" svg:d="M22300 11400h-3700" svg:viewBox="0 0 3701 1">
          <text:p/>
        </draw:connector>
        <draw:custom-shape draw:style-name="gr7" draw:text-style-name="P5" draw:layer="layout" svg:width="5.4cm" svg:height="1.6cm" svg:x="2.1cm" svg:y="10.6cm">
          <text:p text:style-name="P2"><text:span text:style-name="T1">NexusTree edited</text:span></text:p>
          <text:p text:style-name="P2"><text:span text:style-name="T1">labelled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3.2cm" svg:y1="11.4cm" svg:x2="10.1cm" svg:y2="11.4cm" draw:start-shape="id8" draw:start-glue-point="3" svg:d="M13200 11400h-3100" svg:viewBox="0 0 3101 1">
          <text:p/>
        </draw:connector>
        <draw:custom-shape draw:style-name="gr8" draw:text-style-name="P3" draw:layer="layout" svg:width="1.4cm" svg:height="1.4cm" svg:x="14cm" svg:y="1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1.4cm" svg:height="1.4cm" svg:x="17.8cm" svg:y="3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1.4cm" svg:height="1.4cm" svg:x="20.8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1.4cm" svg:height="1.4cm" svg:x="24.2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1.4cm" svg:height="1.4cm" svg:x="19.8cm" svg:y="10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draw:layer="layout" svg:width="1.4cm" svg:height="1.4cm" svg:x="11cm" svg:y="10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5" draw:layer="layout" svg:width="2.8cm" svg:height="1.6cm" svg:x="6cm" svg:y="6cm">
          <text:p text:style-name="P2"><text:span text:style-name="T1">Validation </text:span></text:p>
          <text:p text:style-name="P2"><text:span text:style-name="T1">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.4cm" svg:height="1.4cm" svg:x="11.8cm" svg:y="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9" draw:text-style-name="P3" xml:id="id9" draw:id="id9" draw:layer="layout" svg:width="3.4cm" svg:height="5.8cm" svg:x="3.8cm" svg:y="2.7cm">
          <text:p text:style-name="P2"><text:span text:style-name="T1">Sequência</text:span></text:p>
          <text:p text:style-name="P2"><text:span text:style-name="T1">Programa</text:span></text:p>
          <text:p text:style-name="P2"><text:span text:style-name="T1">File</text:span></text:p>
          <text:p text:style-name="P2"><text:span text:style-name="T1">Alignment</text:span></text:p>
          <text:p text:style-name="P2"><text:span text:style-name="T1">Trimme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7.2cm" svg:y1="5.6cm" svg:x2="10.4cm" svg:y2="5.6cm" draw:start-shape="id9" draw:start-glue-point="8" draw:end-shape="id10" svg:d="M7200 5600h3200" svg:viewBox="0 0 3201 1">
          <text:p/>
        </draw:connector>
        <draw:custom-shape draw:style-name="gr10" draw:text-style-name="P5" xml:id="id10" draw:id="id10" draw:layer="layout" svg:width="5.8cm" svg:height="1.6cm" svg:x="10.4cm" svg:y="4.8cm">
          <text:p text:style-name="P2"><text:span text:style-name="T1">Validation </text:span></text:p>
          <text:p text:style-name="P2"><text:span text:style-name="T1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xml:id="id11" draw:id="id11" draw:layer="layout" svg:width="5.7cm" svg:height="4cm" svg:x="20.2cm" svg:y="3.6cm">
          <text:p text:style-name="P2"><text:span text:style-name="T2">validate_paramaters: int</text:span></text:p>
          <text:p text:style-name="P2"><text:span text:style-name="T2">validate_parametersT: int</text:span></text:p>
          <text:p text:style-name="P2"><text:span text:style-name="T2">validate_parameters: int</text:span></text:p>
          <text:p text:style-name="P2"><text:span text:style-name="T3">make_dir</text:span></text:p>
          <text:p text:style-name="P2"><text:span text:style-name="T3">validate_sequen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16.2cm" svg:y1="5.6cm" svg:x2="20.2cm" svg:y2="5.6cm" draw:start-shape="id10" draw:start-glue-point="1" draw:end-shape="id11" draw:end-glue-point="6" svg:d="M16200 5600h4000" svg:viewBox="0 0 4001 1">
          <text:p/>
        </draw:connector>
        <draw:frame draw:style-name="gr12" draw:text-style-name="P8" draw:layer="layout" svg:width="6.34cm" svg:height="0.645cm" svg:x="10.2cm" svg:y="4.2cm">
          <draw:text-box>
            <text:p><text:span text:style-name="T4">validation_module_transformation</text:span></text:p>
          </draw:text-box>
        </draw:frame>
        <draw:frame draw:style-name="gr13" draw:text-style-name="P8" draw:layer="layout" svg:width="2.043cm" svg:height="0.645cm" svg:x="10.6cm" svg:y="7.755cm">
          <draw:text-box>
            <text:p><text:span text:style-name="T4">Tasks set</text:span></text:p>
          </draw:text-box>
        </draw:frame>
        <draw:custom-shape draw:style-name="gr14" draw:text-style-name="P10" xml:id="id12" draw:id="id12" draw:layer="layout" svg:width="5.4cm" svg:height="2.2cm" svg:x="10.6cm" svg:y="8.4cm">
          <text:p text:style-name="P9"><text:span text:style-name="T3">validate_parametersA(alignment)</text:span></text:p>
          <text:p text:style-name="P9"><text:span text:style-name="T3">validate_parametersT(trimmer)</text:span></text:p>
          <text:p text:style-name="P9"><text:span text:style-name="T3">validate_parameters(program)</text:span></text:p>
          <text:p text:style-name="P2"><text:span text:style-name="T3">make_dir(dirout, filename)</text:span></text:p>
          <text:p text:style-name="P2"><text:span text:style-name="T5">validate_sequence(file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" draw:layer="layout" svg:x1="13.3cm" svg:y1="6.4cm" svg:x2="13.3cm" svg:y2="8.4cm" draw:start-shape="id10" draw:start-glue-point="2" draw:end-shape="id12" svg:d="M13300 6400v2000" svg:viewBox="0 0 1 2001">
          <text:p/>
        </draw:connector>
        <draw:frame draw:style-name="gr16" draw:text-style-name="P8" draw:layer="layout" svg:width="3.999cm" svg:height="0.645cm" svg:x="20.801cm" svg:y="2.8cm">
          <draw:text-box>
            <text:p><text:span text:style-name="T4">o_validation_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custom-shape draw:style-name="gr17" draw:text-style-name="P11" draw:layer="layout" svg:width="6.4cm" svg:height="2cm" svg:x="0.6cm" svg:y="6.3cm">
          <text:p text:style-name="P2"><text:span text:style-name="T6">Generate Valid Sciphy </text:span></text:p>
          <text:p text:style-name="P2"><text:span text:style-name="T6">Workflows Instan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cm" svg:height="0.6cm" svg:x="8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7.4cm" svg:height="2cm" svg:x="9.9cm" svg:y="6.3cm">
          <text:p text:style-name="P2"><text:span text:style-name="T6">Build Rank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7.7cm" svg:height="2cm" svg:x="19.7cm" svg:y="6.3cm">
          <text:p text:style-name="P2"><text:span text:style-name="T6">Recommender Mechanism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cm" svg:height="0.6cm" svg:x="18.101cm" svg:y="7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3" draw:layer="layout" svg:width="5.8cm" svg:height="1.7cm" svg:x="1.2cm" svg:y="9.2cm">
          <text:list text:style-name="L2">
            <text:list-item>
              <text:p text:style-name="P12"><text:span text:style-name="T7">Link SciPhy therms on EDAM ontology;</text:span></text:p>
            </text:list-item>
            <text:list-item>
              <text:p text:style-name="P12"><text:span text:style-name="T7">Apply inference using Apache Jenna </text:span></text:p>
              <text:p text:style-name="P12"><text:span text:style-name="T7">to list valid workflows</text:span></text:p>
            </text:list-item>
          </text:list>
          <draw:enhanced-geometry svg:viewBox="0 0 21600 21600" draw:mirror-horizontal="false" draw:mirror-vertical="false" draw:type="line-callout-3" draw:modifiers="-945.767971039476 -8190.47619047619 -927.150491294604 7034.9206349206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2" draw:text-style-name="P16" draw:layer="layout" svg:width="6.6cm" svg:height="2.6cm" svg:x="10.8cm" svg:y="9.4cm">
          <text:list text:style-name="L3">
            <text:list-item>
              <text:p text:style-name="P14"><text:span text:style-name="T8">Insert DfAnalyzer calls on SciPhy</text:span></text:p>
              <text:p text:style-name="P14"><text:span text:style-name="T8">to capture environment data <text:s/>about </text:span></text:p>
              <text:p text:style-name="P14"><text:span text:style-name="T8">workflow instances</text:span></text:p>
            </text:list-item>
            <text:list-item>
              <text:p text:style-name="P15"><text:span text:style-name="T8">Apply inference using Apache Jenna <text:s/>to list</text:span></text:p>
              <text:p text:style-name="P15"><text:span text:style-name="T8">the ranking according to the users metrics</text:span></text:p>
            </text:list-item>
          </text:list>
          <draw:enhanced-geometry svg:viewBox="0 0 21600 21600" draw:mirror-horizontal="false" draw:mirror-vertical="false" draw:type="line-callout-3" draw:modifiers="-831.146795940009 -5356.40138408304 -814.785638539615 4600.6920415224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3" draw:text-style-name="P17" draw:layer="layout" svg:width="6.6cm" svg:height="2.2cm" svg:x="20.8cm" svg:y="9.5cm">
          <text:list text:style-name="L3">
            <text:list-item>
              <text:p text:style-name="P15"><text:span text:style-name="T9">?</text:span></text:p>
            </text:list-item>
            <text:list-item>
              <text:p text:style-name="P15"><text:span text:style-name="T9">?</text:span></text:p>
            </text:list-item>
            <text:list-item>
              <text:p text:style-name="P15"><text:span text:style-name="T9">? </text:span></text:p>
            </text:list-item>
          </text:list>
          <draw:enhanced-geometry svg:viewBox="0 0 21600 21600" draw:mirror-horizontal="false" draw:mirror-vertical="false" draw:type="line-callout-3" draw:modifiers="-831.146795940009 -6329.85006815084 -814.785638539615 5436.801453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custom-shape draw:style-name="gr24" draw:text-style-name="P18" xml:id="id13" draw:id="id13" draw:layer="layout" svg:width="3.2cm" svg:height="1.6cm" svg:x="1.3cm" svg:y="2.5cm">
          <text:p text:style-name="P2"><text:span text:style-name="T10">Cl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17" draw:id="id17" draw:layer="layout" svg:width="3.2cm" svg:height="1.6cm" svg:x="1.3cm" svg:y="11.9cm">
          <text:p text:style-name="P2"><text:span text:style-name="T10">Trimm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19" draw:id="id19" draw:layer="layout" svg:width="3.2cm" svg:height="1.6cm" svg:x="8.3cm" svg:y="11.9cm">
          <text:p text:style-name="P2"><text:span text:style-name="T10">R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xml:id="id15" draw:id="id15" draw:layer="layout" svg:width="3.2cm" svg:height="1.6cm" svg:x="1.3cm" svg:y="7.1cm">
          <text:p text:style-name="P2"><text:span text:style-name="T10">Alig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8" xml:id="id21" draw:id="id21" draw:layer="layout" svg:width="4.8cm" svg:height="1.6cm" svg:x="15.6cm" svg:y="12cm">
          <text:p text:style-name="P2"><text:span text:style-name="T10">Model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8" xml:id="id23" draw:id="id23" draw:layer="layout" svg:width="3.5cm" svg:height="1.6cm" svg:x="24cm" svg:y="11.9cm">
          <text:p text:style-name="P2"><text:span text:style-name="T10">Phylogenetic</text:span></text:p>
          <text:p text:style-name="P2"><text:span text:style-name="T10">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4" draw:id="id14" draw:layer="layout" svg:width="1.799cm" svg:height="1.301cm" svg:x="2.001cm" svg:y="5cm">
          <text:p text:style-name="P2"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" xml:id="id16" draw:id="id16" draw:layer="layout" svg:width="1.799cm" svg:height="1.301cm" svg:x="2.001cm" svg:y="9.5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" xml:id="id18" draw:id="id18" draw:layer="layout" svg:width="1.799cm" svg:height="1.301cm" svg:x="5.6cm" svg:y="12.0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" xml:id="id20" draw:id="id20" draw:layer="layout" svg:width="1.799cm" svg:height="1.301cm" svg:x="12.801cm" svg:y="12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7" draw:text-style-name="P3" xml:id="id22" draw:id="id22" draw:layer="layout" svg:width="1.799cm" svg:height="1.301cm" svg:x="21.3cm" svg:y="12.0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2.9cm" svg:y1="4.1cm" svg:x2="2.901cm" svg:y2="5cm" draw:start-shape="id13" draw:start-glue-point="2" draw:end-shape="id14" draw:end-glue-point="5" svg:d="M2900 4100v450h1v450" svg:viewBox="0 0 2 901">
          <text:p/>
        </draw:connector>
        <draw:connector draw:style-name="gr3" draw:text-style-name="P4" draw:layer="layout" svg:x1="2.901cm" svg:y1="6.301cm" svg:x2="2.9cm" svg:y2="7.1cm" draw:start-shape="id14" draw:start-glue-point="7" draw:end-shape="id15" draw:end-glue-point="0" svg:d="M2901 6301v400h-1v399" svg:viewBox="0 0 2 800">
          <text:p/>
        </draw:connector>
        <draw:connector draw:style-name="gr3" draw:text-style-name="P4" draw:layer="layout" svg:x1="2.9cm" svg:y1="8.7cm" svg:x2="2.901cm" svg:y2="9.599cm" draw:start-shape="id15" draw:start-glue-point="2" draw:end-shape="id16" draw:end-glue-point="5" svg:d="M2900 8700v449h1v450" svg:viewBox="0 0 2 900">
          <text:p/>
        </draw:connector>
        <draw:connector draw:style-name="gr3" draw:text-style-name="P4" draw:layer="layout" svg:x1="2.901cm" svg:y1="10.9cm" svg:x2="2.9cm" svg:y2="11.9cm" draw:start-shape="id16" draw:start-glue-point="7" draw:end-shape="id17" draw:end-glue-point="0" svg:d="M2901 10900v500h-1v500" svg:viewBox="0 0 2 1001">
          <text:p/>
        </draw:connector>
        <draw:connector draw:style-name="gr3" draw:text-style-name="P4" draw:layer="layout" svg:x1="4.5cm" svg:y1="12.7cm" svg:x2="5.6cm" svg:y2="12.749cm" draw:start-shape="id17" draw:start-glue-point="1" draw:end-shape="id18" svg:d="M4500 12700h550v49h550" svg:viewBox="0 0 1101 50">
          <text:p/>
        </draw:connector>
        <draw:connector draw:style-name="gr3" draw:text-style-name="P4" draw:layer="layout" svg:x1="7.399cm" svg:y1="12.75cm" svg:x2="8.3cm" svg:y2="12.7cm" draw:start-shape="id18" draw:start-glue-point="8" draw:end-shape="id19" draw:end-glue-point="3" svg:d="M7399 12750h451v-50h450" svg:viewBox="0 0 902 51">
          <text:p/>
        </draw:connector>
        <draw:connector draw:style-name="gr3" draw:text-style-name="P4" draw:layer="layout" svg:x1="11.5cm" svg:y1="12.7cm" svg:x2="12.801cm" svg:y2="12.751cm" draw:start-shape="id19" draw:start-glue-point="1" draw:end-shape="id20" draw:end-glue-point="6" svg:d="M11500 12700h650v51h651" svg:viewBox="0 0 1302 52">
          <text:p/>
        </draw:connector>
        <draw:connector draw:style-name="gr3" draw:text-style-name="P4" draw:layer="layout" svg:x1="14.6cm" svg:y1="12.751cm" svg:x2="15.6cm" svg:y2="12.8cm" draw:start-shape="id20" draw:start-glue-point="8" draw:end-shape="id21" draw:end-glue-point="3" svg:d="M14600 12751h500v49h500" svg:viewBox="0 0 1001 50">
          <text:p/>
        </draw:connector>
        <draw:connector draw:style-name="gr3" draw:text-style-name="P4" draw:layer="layout" svg:x1="20.4cm" svg:y1="12.8cm" svg:x2="21.3cm" svg:y2="12.75cm" draw:start-shape="id21" draw:start-glue-point="1" draw:end-shape="id22" draw:end-glue-point="6" svg:d="M20400 12800h450v-50h450" svg:viewBox="0 0 901 51">
          <text:p/>
        </draw:connector>
        <draw:connector draw:style-name="gr3" draw:text-style-name="P4" draw:layer="layout" svg:x1="23.099cm" svg:y1="12.75cm" svg:x2="24cm" svg:y2="12.7cm" draw:start-shape="id22" draw:start-glue-point="8" draw:end-shape="id23" draw:end-glue-point="3" svg:d="M23099 12750h451v-50h450" svg:viewBox="0 0 902 51">
          <text:p/>
        </draw:connector>
        <draw:custom-shape draw:style-name="gr28" draw:text-style-name="P19" draw:layer="layout" svg:width="2.999cm" svg:height="2.999cm" svg:x="5.501cm" svg:y="4.9cm">
          <text:list text:style-name="L3">
            <text:list-item>
              <text:p text:style-name="P15"><text:span text:style-name="T2">Clustaw</text:span></text:p>
            </text:list-item>
            <text:list-item>
              <text:p text:style-name="P15"><text:span text:style-name="T2">Lobster*</text:span></text:p>
            </text:list-item>
            <text:list-item>
              <text:p text:style-name="P15"><text:span text:style-name="T2">MAFFT</text:span></text:p>
            </text:list-item>
            <text:list-item>
              <text:p text:style-name="P15"><text:span text:style-name="T2">Muscle</text:span></text:p>
            </text:list-item>
            <text:list-item>
              <text:p text:style-name="P15"><text:span text:style-name="T2">Probcons</text:span></text:p>
            </text:list-item>
            <text:list-item>
              <text:p text:style-name="P15"><text:span text:style-name="T2">Tcoffee</text:span></text:p>
            </text:list-item>
          </text:list>
          <draw:enhanced-geometry svg:viewBox="0 0 21600 21600" draw:mirror-horizontal="false" draw:type="line-callout-1" draw:modifiers="-11253.6 15919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9" draw:text-style-name="P19" draw:layer="layout" svg:width="2.999cm" svg:height="1.499cm" svg:x="5.5cm" svg:y="8.401cm">
          <text:list text:style-name="L3">
            <text:list-item>
              <text:p text:style-name="P15"><text:span text:style-name="T2">Trimal*</text:span></text:p>
            </text:list-item>
            <text:list-item>
              <text:p text:style-name="P15"><text:span text:style-name="T2">GBlocks*</text:span></text:p>
            </text:list-item>
          </text:list>
          <draw:enhanced-geometry svg:viewBox="0 0 21600 21600" draw:mirror-horizontal="false" draw:type="line-callout-1" draw:modifiers="-17532 51436.8 -1800 799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20" draw:layer="layout" svg:width="2.999cm" svg:height="1.4cm" svg:x="12.251cm" svg:y="13.9cm">
          <text:list text:style-name="L3">
            <text:list-item>
              <text:p text:style-name="P2"><text:span text:style-name="T2">ReadSeq</text:span></text:p>
            </text:list-item>
          </text:list>
          <draw:enhanced-geometry svg:viewBox="0 0 21600 21600" draw:mirror-horizontal="false" draw:type="line-callout-1" draw:modifiers="-15998.4 -5982.01284796574 -1800 8541.3276231263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1" draw:text-style-name="P20" draw:layer="layout" svg:width="3.799cm" svg:height="1.6cm" svg:x="20.201cm" svg:y="13.9cm">
          <text:list text:style-name="L3">
            <text:list-item>
              <text:p text:style-name="P2"><text:span text:style-name="T2">ModelGenerator</text:span></text:p>
            </text:list-item>
          </text:list>
          <draw:enhanced-geometry svg:viewBox="0 0 21600 21600" draw:mirror-horizontal="false" draw:type="line-callout-1" draw:modifiers="-15063.1578947368 -4047.4703310431 -1421.05263157895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2" draw:text-style-name="P19" draw:layer="layout" svg:width="2.999cm" svg:height="3.798cm" svg:x="21.998cm" svg:y="7.7cm">
          <text:list text:style-name="L3">
            <text:list-item>
              <text:p text:style-name="P15"><text:span text:style-name="T2">Garli</text:span></text:p>
            </text:list-item>
            <text:list-item>
              <text:p text:style-name="P15"><text:span text:style-name="T2">MrBayes</text:span></text:p>
            </text:list-item>
            <text:list-item>
              <text:p text:style-name="P15"><text:span text:style-name="T2">Paup*</text:span></text:p>
            </text:list-item>
            <text:list-item>
              <text:p text:style-name="P15"><text:span text:style-name="T2">Phylip*</text:span></text:p>
            </text:list-item>
            <text:list-item>
              <text:p text:style-name="P15"><text:span text:style-name="T2">Phyml</text:span></text:p>
            </text:list-item>
            <text:list-item>
              <text:p text:style-name="P15"><text:span text:style-name="T2">Raxml</text:span></text:p>
            </text:list-item>
            <text:list-item>
              <text:p text:style-name="P15"><text:span text:style-name="T2">Weighbor*</text:span></text:p>
            </text:list-item>
          </text:list>
          <draw:enhanced-geometry svg:viewBox="0 0 21600 21600" draw:mirror-horizontal="true" draw:type="line-callout-1" draw:modifiers="-5551.2 23720.7686233219 -1800 3149.8815477757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3" draw:text-style-name="P21" draw:layer="layout" svg:width="8.2cm" svg:height="7.4cm" svg:x="11.8cm" svg:y="2.1cm">
          <text:p text:style-name="P2"><text:span text:style-name="T2">ClustalW </text:span><text:span text:style-name="T4">has_input</text:span><text:span text:style-name="T2"> output_RemovePipe</text:span></text:p>
          <text:p text:style-name="P2"><text:span text:style-name="T2">ClustalW </text:span><text:span text:style-name="T4">has_output </text:span><text:span text:style-name="T11">output_ClustalW</text:span></text:p>
          <text:p text:style-name="P2"><text:span text:style-name="T2">MAFFT </text:span><text:span text:style-name="T4">has_input </text:span><text:span text:style-name="T11">output_RemovePipe</text:span></text:p>
          <text:p text:style-name="P2"><text:span text:style-name="T12">MAFFT </text:span><text:span text:style-name="T13">has_outputt </text:span><text:span text:style-name="T12">output_</text:span><text:span text:style-name="T11">MAFFT</text:span></text:p>
          <text:p text:style-name="P2"><text:span text:style-name="T11">…</text:span></text:p>
          <text:p text:style-name="P2"><text:span text:style-name="T11">Trimal </text:span><text:span text:style-name="T4">has_input</text:span><text:span text:style-name="T11"> output_ClustalW</text:span></text:p>
          <text:p text:style-name="P2"><text:span text:style-name="T12">Trimal </text:span><text:span text:style-name="T13">has_input</text:span><text:span text:style-name="T12"> output_</text:span><text:span text:style-name="T11">MAFFT</text:span></text:p>
          <text:p text:style-name="P2"><text:span text:style-name="T11">Trimal </text:span><text:span text:style-name="T4">has_output</text:span><text:span text:style-name="T11"> output_Trimal</text:span></text:p>
          <text:p text:style-name="P2"><text:span text:style-name="T11">...</text:span></text:p>
          <text:p text:style-name="P2"><text:span text:style-name="T11">GBlocks </text:span><text:span text:style-name="T4">has_input</text:span><text:span text:style-name="T11"> output_ClustalW</text:span></text:p>
          <text:p text:style-name="P2"><text:span text:style-name="T12">GBlocks </text:span><text:span text:style-name="T13">has_input</text:span><text:span text:style-name="T12"> output_</text:span><text:span text:style-name="T11">MAFFT</text:span></text:p>
          <text:p text:style-name="P2"><text:span text:style-name="T11">GBlocks </text:span><text:span text:style-name="T4">has_output </text:span><text:span text:style-name="T11">output_Gblocks</text:span></text:p>
          <text:p text:style-name="P2"><text:span text:style-name="T11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2.549cm" svg:height="1.5cm" svg:x="4.851cm" svg:y="1.6cm">
          <text:p text:style-name="P2"><text:span text:style-name="T2">RemovePipe</text:span></text:p>
          <draw:enhanced-geometry svg:viewBox="0 0 21600 21600" draw:mirror-horizontal="false" draw:type="line-callout-1" draw:modifiers="-10825.4117647059 13023.3177881412 -2100.70588235294 7972.2851432378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5" draw:text-style-name="P7" xml:id="id24" draw:id="id24" draw:layer="layout" svg:width="1.799cm" svg:height="1.301cm" svg:x="2cm" svg:y="0.299cm">
          <text:p text:style-name="P2"><text:span text:style-name="T2">Sequênci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4" draw:layer="layout" svg:x1="2.9cm" svg:y1="1.6cm" svg:x2="2.9cm" svg:y2="2.5cm" draw:start-shape="id24" draw:start-glue-point="7" draw:end-shape="id13" draw:end-glue-point="0" svg:d="M2900 1600v900" svg:viewBox="0 0 1 901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1:03.688580235</meta:creation-date>
    <dc:date>2019-07-08T14:24:04.611832712</dc:date>
    <meta:editing-duration>PT1H35M48S</meta:editing-duration>
    <meta:editing-cycles>30</meta:editing-cycles>
    <meta:generator>LibreOffice/6.0.7.3$Linux_X86_64 LibreOffice_project/00m0$Build-3</meta:generator>
    <meta:document-statistic meta:object-count="107"/>
  </office:meta>
</office:document-meta>
</file>